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82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5.3906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text:p>
          </table:table-cell>
          <table:table-cell office:value-type="string" calcext:value-type="string">
            <text:p>معدوم، معدومیت</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 linear transformation</text:p>
          </table:table-cell>
          <table:table-cell office:value-type="string" calcext:value-type="string">
            <text:p>خطی تبادلہ یا خطی تبادل</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 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7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693in" table:end-y="0.2012in" draw:z-index="1" draw:style-name="gr2" svg:width="0.1776in" svg:height="0.2004in" svg:x="0.784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913in" table:end-y="0.2102in" draw:z-index="3" draw:style-name="gr2" svg:width="0.5134in" svg:height="0.2094in" svg:x="0.770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256in" table:end-y="0.0469in" draw:z-index="5" draw:style-name="gr2" svg:width="0.5484in" svg:height="0.2091in" svg:x="0.769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37in" table:end-y="0.2094in" draw:z-index="7" draw:style-name="gr2" svg:width="0.1776in" svg:height="0.2087in" svg:x="0.6594in" svg:y="0.3118in">
              <text:p/>
              <draw:object xlink:href="./Object 8" xlink:type="simple" xlink:show="embed" xlink:actuate="onLoad"/>
              <draw:image xlink:href="./ObjectReplacements/Object 8" xlink:type="simple" xlink:show="embed" xlink:actuate="onLoad"/>
            </draw:frame>
            <draw:frame table:end-cell-address="symbols.D13" table:end-x="0.8587in" table:end-y="0.2094in" draw:z-index="9" draw:style-name="gr2" svg:width="0.1992in" svg:height="0.2087in" svg:x="0.659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9">00/00/0000</text:date>, <text:time style:data-style-name="N2" text:time-value="09:33:22.8345022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2-09T11:51:41.655043856</dc:date>
    <meta:editing-duration>P32DT8H3M15S</meta:editing-duration>
    <meta:editing-cycles>1457</meta:editing-cycles>
    <meta:generator>LibreOffice/4.2.8.2$Linux_x86 LibreOffice_project/420m0$Build-2</meta:generator>
    <meta:document-statistic meta:table-count="2" meta:cell-count="313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